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37193" officeooo:paragraph-rsid="00137193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37193" officeooo:paragraph-rsid="00137193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37193" officeooo:paragraph-rsid="00137193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OCF Cargas</text:p>
      <text:p text:style-name="P1"/>
      <text:p text:style-name="P2"/>
      <text:p text:style-name="P2">Integrantes: Lucas Antônio dos Reis Braga – Scrum Master</text:p>
      <text:p text:style-name="P2"><text:tab/><text:tab/>Lucas Silva Pedatela Carvalho - Desenvolvedor</text:p>
      <text:p text:style-name="P2"><text:tab/><text:tab/>Matheus César Lopes dos Anjos - Desenvolvedor</text:p>
      <text:p text:style-name="P2"><text:tab/><text:tab/>Pedro Henrique Mendonça - Testador</text:p>
      <text:p text:style-name="P2"><text:tab/><text:tab/>Saulo Fernandes – Desenvolvedor</text:p>
      <text:p text:style-name="P2"><text:tab/><text:tab/>Thiago Depaci Alves – Product Owner</text:p>
      <text:p text:style-name="P2"/>
      <text:p text:style-name="P2"/>
      <text:p text:style-name="P1">Escopo</text:p>
      <text:p text:style-name="P1"/>
      <text:p text:style-name="P2"/>
      <text:p text:style-name="P3"><text:tab/>OCF Cargas é um portal web que facilita as grandes empresas na área de logística especificamente na parte de contratação e cotação de transportes. O portal terá dois tipos de usuários. “Empresa com necessidade de transporte” e “Transportadora”. O usuário empresa poderá cadastrar (manter) remessas para cotações, verificar as documentações exigidas para o transporte, poderá ver o perfil das transportadoras e suas avaliações, poderá ver as cotações recebidas em sua remessa, podendo escolher uma para fechar o contrado de transporte. </text:p>
      <text:p text:style-name="P3"><text:tab/>O usuário transportadora poderá ver todas as remessas em aberto, avaliação das empresas e inserir lances nas cotações. O usuário transportadora poderá filtrar os tipos de remessas, podendo ser insumo, material de embalagem, etc.</text:p>
      <text:p text:style-name="P2"/>
      <text:p text:style-name="P2"/>
      <text:p text:style-name="P2">Ferramenta de Gestão: Pivot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21:58:17.189937092</meta:creation-date>
    <dc:date>2016-08-15T22:04:49.478916998</dc:date>
    <meta:editing-duration>PT17S</meta:editing-duration>
    <meta:editing-cycles>1</meta:editing-cycles>
    <meta:document-statistic meta:table-count="0" meta:image-count="0" meta:object-count="0" meta:page-count="1" meta:paragraph-count="11" meta:word-count="156" meta:character-count="1074" meta:non-whitespace-character-count="913"/>
    <meta:generator>LibreOffice/5.1.4.2$Linux_X86_64 LibreOffice_project/10m0$Build-2</meta:generator>
  </office:meta>
</office:document-meta>
</file>